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1in"/>
    </style:style>
    <style:style style:name="co5" style:family="table-column">
      <style:table-column-properties fo:break-before="auto" style:column-width="0.772in"/>
    </style:style>
    <style:style style:name="co6" style:family="table-column">
      <style:table-column-properties fo:break-before="auto" style:column-width="3.4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double #000000" style:border-line-width="0in 0.0016in 0.0008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ff" style:text-align-source="fix" style:repeat-content="false" fo:border="0.06pt double #000000" style:border-line-width="0in 0.0016in 0.0008in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66ffff" fo:border="0.06pt double #000000" style:border-line-width="0in 0.0016in 0.0008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double #000000" style:border-line-width="0in 0.0016in 0.0008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 fo:border="0.06pt double #000000" style:border-line-width="0in 0.0016in 0.0008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66ff" fo:border="0.06pt double #000000" style:border-line-width="0in 0.0016in 0.0008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66ffff" fo:border="0.06pt double #000000" style:border-line-width="0in 0.0016in 0.000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99ff66" fo:border="0.06pt double #000000" style:border-line-width="0in 0.0016in 0.0008in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transparent" fo:border="0.06pt double #000000" style:border-line-width="0in 0.0016in 0.0008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66ffff" style:text-align-source="fix" style:repeat-content="false" fo:border="0.06pt double #000000" style:border-line-width="0in 0.0016in 0.0008in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double #000000" style:border-line-width="0in 0.0016in 0.0008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K Status</text:p>
          </table:table-cell>
          <table:covered-table-cell table:style-name="ce9"/>
          <table:covered-table-cell table:number-columns-repeated="3" table:style-name="ce16"/>
          <table:covered-table-cell table:style-name="ce9"/>
          <table:table-cell table:style-name="ce9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Key</text:p>
          </table:table-cell>
          <table:covered-table-cell table:style-name="ce9"/>
          <table:table-cell table:style-name="ce16" table:number-columns-repeated="3"/>
          <table:table-cell table:style-name="ce9" table:number-columns-repeated="1019"/>
        </table:table-row>
        <table:table-row table:style-name="ro1">
          <table:table-cell table:style-name="ce3" office:value-type="string" calcext:value-type="string">
            <text:p>Unimplemented</text:p>
          </table:table-cell>
          <table:table-cell table:style-name="ce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laceholder (compiles)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Some functionality</text:p>
          </table:table-cell>
          <table:table-cell table:style-name="ce11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ost functionality</text:p>
          </table:table-cell>
          <table:table-cell table:style-name="ce12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Complete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4"/>
          <table:table-cell table:style-name="ce14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crt1.S Status</text:p>
          </table:table-cell>
          <table:covered-table-cell table:style-name="ce15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ARM</text:p>
          </table:table-cell>
          <table:table-cell table:style-name="ce13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i386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croblaze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Mips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PowerPC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3" office:value-type="string" calcext:value-type="string">
            <text:p>X86_64</text:p>
          </table:table-cell>
          <table:table-cell table:style-name="ce10"/>
          <table:table-cell table:style-name="ce17" table:number-columns-repeated="3"/>
          <table:table-cell table:style-name="ce6" table:number-columns-repeated="1019"/>
        </table:table-row>
        <table:table-row table:style-name="ro1">
          <table:table-cell table:style-name="ce6" table:number-columns-repeated="2"/>
          <table:table-cell table:style-name="ce17" table:number-columns-repeated="2"/>
          <table:table-cell table:style-name="ce21"/>
          <table:table-cell table:style-name="ce6" table:number-columns-repeated="1019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State</text:p>
          </table:table-cell>
          <table:table-cell table:style-name="ce18" office:value-type="string" calcext:value-type="string">
            <text:p>Used by musl</text:p>
          </table:table-cell>
          <table:table-cell table:style-name="ce18" office:value-type="string" calcext:value-type="string">
            <text:p>Needs fd/fs</text:p>
          </table:table-cell>
          <table:table-cell table:style-name="ce18" office:value-type="string" calcext:value-type="string">
            <text:p>Needs net</text:p>
          </table:table-cell>
          <table:table-cell table:style-name="ce7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8" office:value-type="string" calcext:value-type="string">
            <text:p>SYS_accept4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es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c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d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djtime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arch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X32 and x86_64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bdflush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i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brk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cheflus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h and Mips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cap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aps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h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adj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re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g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nanosleep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ck_settime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n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los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onnec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cre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elete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dup3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reate1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c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p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poll_wai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ventfd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ecv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exit_group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ccess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dvise64_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llo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anotify_ma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m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how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cntl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data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init_modul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loc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or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ex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futime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pu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cw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dent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e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groups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eer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grp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p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andom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g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esuid3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_robust_lis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SYS_ugetrlimit on ARM, sh, microblaze, i386, ppc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getrusag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name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sockop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uid32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it_modul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add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init1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notify_rm_watch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cance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ctl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destro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getevent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er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sh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g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prio_se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etu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o_sub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ip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Not in ARM, x86_6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kc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xec_lo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ey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ki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chown3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g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en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lis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l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ookup_dcooki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e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lstat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advi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bi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emfd_crea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inco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dir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knod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 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map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Only needs fd for file mapping.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moun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ove_page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protec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getset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notif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ope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receiv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timeds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q_unlin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re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rc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gs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sync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lockal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munma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me_to_handle_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anoslee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newselec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ppc, sh, arm, microblaze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nfsserv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n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open_by_handle_at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aus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iobas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rea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ciconfig_write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f_event_ope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ersonal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p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ivot_roo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poll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ead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limit6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read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rocess_vm_writev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select6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tra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pwritev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quota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ahead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adv</text:p>
          </table:table-cell>
          <table:table-cell table:style-name="ce11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boo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from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cv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ap_file_pag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move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nameat2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quest_ke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estart_syscal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mdir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acti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endin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proc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queue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suspen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sigtimedwa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rt_tgsigqueueinfo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ax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_priority_mi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g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rr_get_interva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ffin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att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param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setschedul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ched_yiel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ccomp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mtimedo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fil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msg</text:p>
          </table:table-cell>
          <table:table-cell table:style-name="ce8"/>
          <table:table-cell table:number-columns-repeated="3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msg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ndto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domain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g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fsuid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groups32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host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itime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mempolicy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n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priority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g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s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e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rlimi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robust_lis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hread_area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 office:value-type="string" calcext:value-type="string">
            <text:p>mips, microblaze, x86_64, i386 only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etsockop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_tid_address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timeofday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</text:p>
          </table:table-cell>
          <table:table-cell table:style-name="ce1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uid32</text:p>
          </table:table-cell>
          <table:table-cell table:style-name="ce13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etxattr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ctl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d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mge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hutdow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ctio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altstac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nalfd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ending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procmas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return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igsuspend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</text:p>
          </table:table-cell>
          <table:table-cell table:style-name="ce8"/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ocketpair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tatfs64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ff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wapo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mlinkat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 office:value-type="string" calcext:value-type="string">
            <text:p>Not in ARM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_file_range2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ncfs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_sysctl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fs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info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syslog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e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gkill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dele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creat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fd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overrun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g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r_setti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kill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truncate64</text:p>
          </table:table-cell>
          <table:table-cell table:style-name="ce8"/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getrlimi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ask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mount2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am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</text:p>
          </table:table-cell>
          <table:table-cell table:style-name="ce8"/>
          <table:table-cell table:number-columns-repeated="2" table:style-name="ce19" office:value-type="string" calcext:value-type="string">
            <text:p>X</text:p>
          </table:table-cell>
          <table:table-cell table:style-name="ce19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link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nshar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elib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stat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nsat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utimes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fork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hangup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msplice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vserver</text:p>
          </table:table-cell>
          <table:table-cell table:style-name="ce8"/>
          <table:table-cell table:style-name="ce19" table:number-columns-repeated="3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4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aitid</text:p>
          </table:table-cell>
          <table:table-cell table:style-name="ce8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8" office:value-type="string" calcext:value-type="string">
            <text:p>SYS_writev</text:p>
          </table:table-cell>
          <table:table-cell table:style-name="ce11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8"/>
          <table:table-cell table:number-columns-repeated="1018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0/00/0000</text:date>, <text:time style:data-style-name="N2" text:time-value="07:46:47.192142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$Build-2</meta:generator>
    <dc:date>2014-11-07T16:52:38.639535979</dc:date>
    <meta:editing-duration>PT11H5M12S</meta:editing-duration>
    <meta:editing-cycles>24</meta:editing-cycles>
    <meta:document-statistic meta:table-count="1" meta:cell-count="772" meta:object-count="0"/>
  </office:meta>
</office:document-meta>
</file>